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2">
  <!-- Generated by Aspose.Words for .NET 21.1.0 -->
  <office:font-face-decls>
    <style:font-face style:name="Times New Roman" svg:font-family="Times New Roman" style:font-pitch="variable" style:font-family-generic="roman"/>
    <style:font-face style:name="Helvetica" svg:font-family="Helvetica"/>
  </office:font-face-decls>
  <office:automatic-styles>
    <style:style style:name="P1" style:family="paragraph" style:parent-style-name="Normal" style:master-page-name="Standard"/>
    <style:style style:name="T1_1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2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3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4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5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6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7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8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9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10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11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12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13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14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15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16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17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18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19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20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21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22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23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24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25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26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27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28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29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30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31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32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33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34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35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36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37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38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39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40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41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42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43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44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45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46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47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48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49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50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51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52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53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54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55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56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57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58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59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60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61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62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63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64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65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66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67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68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69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70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71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72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73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74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75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76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77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78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79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80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81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82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83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84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85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86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87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88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89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90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91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92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93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94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95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96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97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98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99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100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101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102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103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104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105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106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107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108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109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110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111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112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113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114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115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116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117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118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119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120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121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122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123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124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125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126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127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128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129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130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131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132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133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134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135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136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137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138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139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140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141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142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143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144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145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146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147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148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149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150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151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152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153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154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155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156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157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158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159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160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161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162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163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164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165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166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167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168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169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170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171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172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173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174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175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176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177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178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179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180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181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182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183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184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185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186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187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188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189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190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191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192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193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194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195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196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197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198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199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200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201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202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203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204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205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206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207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208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209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210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211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212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213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214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215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216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217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218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219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220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221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222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223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224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225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226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227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228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229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230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231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232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233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234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235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236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237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238" style:family="text">
      <style:text-properties style:font-name="Times New Roman" style:font-name-asian="Times New Roman" style:font-name-complex="Times New Roman" fo:language="none" fo:language-asian="none" fo:language-complex="none"/>
    </style:style>
  </office:automatic-styles>
  <office:body>
    <office:text>
      <text:p text:style-name="P1"><text:span text:style-name="T1_1">&lt;!DOCTYPE<text:s/>html&gt;<text:s/></text:span><text:span text:style-name="T1_2"><text:line-break/></text:span><text:span text:style-name="T1_3">&lt;html<text:s/>lang="pt-br"&gt;<text:s/></text:span><text:span text:style-name="T1_4"><text:line-break/></text:span><text:span text:style-name="T1_5">&lt;head&gt;<text:s/></text:span><text:span text:style-name="T1_6"><text:line-break/></text:span><text:span text:style-name="T1_7"> <text:s/> &lt;meta<text:s/>charset="UTF-8"&gt;<text:s/></text:span><text:span text:style-name="T1_8"><text:line-break/></text:span><text:span text:style-name="T1_9"> <text:s/> &lt;meta<text:s/>name="viewport"<text:s/>content="width=device-width,<text:s/>initial-scale=1.0"&gt;<text:s/></text:span><text:span text:style-name="T1_10"><text:line-break/></text:span><text:span text:style-name="T1_11"> <text:s/> &lt;title&gt;Login<text:s/>•<text:s/>Instagram&lt;/title&gt;<text:s/></text:span><text:span text:style-name="T1_12"><text:line-break/></text:span><text:span text:style-name="T1_13"> <text:s/> &lt;style&gt;<text:s/></text:span><text:span text:style-name="T1_14"><text:line-break/></text:span><text:span text:style-name="T1_15"> <text:s/> <text:s/> <text:s/> body<text:s/>{<text:s/></text:span><text:span text:style-name="T1_16"><text:line-break/></text:span><text:span text:style-name="T1_17"> <text:s/> <text:s/> <text:s/> <text:s/> <text:s/> font-family:<text:s/>-apple-system,<text:s/>BlinkMacSystemFont,<text:s/>"Segoe<text:s/>UI",<text:s/>Roboto,<text:s/>Helvetica,<text:s/>Arial,<text:s/>sans-serif;<text:s/></text:span><text:span text:style-name="T1_18"><text:line-break/></text:span><text:span text:style-name="T1_19"> <text:s/> <text:s/> <text:s/> <text:s/> <text:s/> background-color:<text:s/>#fafafa;<text:s/></text:span><text:span text:style-name="T1_20"><text:line-break/></text:span><text:span text:style-name="T1_21"> <text:s/> <text:s/> <text:s/> <text:s/> <text:s/> display:<text:s/>flex;<text:s/></text:span><text:span text:style-name="T1_22"><text:line-break/></text:span><text:span text:style-name="T1_23"> <text:s/> <text:s/> <text:s/> <text:s/> <text:s/> justify-content:<text:s/>center;<text:s/></text:span><text:span text:style-name="T1_24"><text:line-break/></text:span><text:span text:style-name="T1_25"> <text:s/> <text:s/> <text:s/> <text:s/> <text:s/> align-items:<text:s/>center;<text:s/></text:span><text:span text:style-name="T1_26"><text:line-break/></text:span><text:span text:style-name="T1_27"> <text:s/> <text:s/> <text:s/> <text:s/> <text:s/> height:<text:s/>100vh;<text:s/></text:span><text:span text:style-name="T1_28"><text:line-break/></text:span><text:span text:style-name="T1_29"> <text:s/> <text:s/> <text:s/> <text:s/> <text:s/> margin:<text:s/>0;<text:s/></text:span><text:span text:style-name="T1_30"><text:line-break/></text:span><text:span text:style-name="T1_31"> <text:s/> <text:s/> <text:s/> }<text:s/></text:span><text:span text:style-name="T1_32"><text:line-break/></text:span><text:span text:style-name="T1_33"><text:line-break/></text:span><text:span text:style-name="T1_34"> <text:s/> <text:s/> <text:s/> .login-container<text:s/>{<text:s/></text:span><text:span text:style-name="T1_35"><text:line-break/></text:span><text:span text:style-name="T1_36"> <text:s/> <text:s/> <text:s/> <text:s/> <text:s/> width:<text:s/>350px;<text:s/></text:span><text:span text:style-name="T1_37"><text:line-break/></text:span><text:span text:style-name="T1_38"> <text:s/> <text:s/> <text:s/> <text:s/> <text:s/> text-align:<text:s/>center;<text:s/></text:span><text:span text:style-name="T1_39"><text:line-break/></text:span><text:span text:style-name="T1_40"> <text:s/> <text:s/> <text:s/> }<text:s/></text:span><text:span text:style-name="T1_41"><text:line-break/></text:span><text:span text:style-name="T1_42"><text:line-break/></text:span><text:span text:style-name="T1_43"> <text:s/> <text:s/> <text:s/> .box<text:s/>{<text:s/></text:span><text:span text:style-name="T1_44"><text:line-break/></text:span><text:span text:style-name="T1_45"> <text:s/> <text:s/> <text:s/> <text:s/> <text:s/> background-color:<text:s/>#fff;<text:s/></text:span><text:span text:style-name="T1_46"><text:line-break/></text:span><text:span text:style-name="T1_47"> <text:s/> <text:s/> <text:s/> <text:s/> <text:s/> border:<text:s/>1px<text:s/>solid<text:s/>#dbdbdb;<text:s/></text:span><text:span text:style-name="T1_48"><text:line-break/></text:span><text:span text:style-name="T1_49"> <text:s/> <text:s/> <text:s/> <text:s/> <text:s/> padding:<text:s/>20px<text:s/>40px;<text:s/></text:span><text:span text:style-name="T1_50"><text:line-break/></text:span><text:span text:style-name="T1_51"> <text:s/> <text:s/> <text:s/> <text:s/> <text:s/> margin-bottom:<text:s/>10px;<text:s/></text:span><text:span text:style-name="T1_52"><text:line-break/></text:span><text:span text:style-name="T1_53"> <text:s/> <text:s/> <text:s/> }<text:s/></text:span><text:span text:style-name="T1_54"><text:line-break/></text:span><text:span text:style-name="T1_55"><text:line-break/></text:span><text:span text:style-name="T1_56"> <text:s/> <text:s/> <text:s/> .logo<text:s/>{<text:s/></text:span><text:span text:style-name="T1_57"><text:line-break/></text:span><text:span text:style-name="T1_58"> <text:s/> <text:s/> <text:s/> <text:s/> <text:s/> margin:<text:s/>22px<text:s/>auto<text:s/>12px;<text:s/></text:span><text:span text:style-name="T1_59"><text:line-break/></text:span><text:span text:style-name="T1_60"> <text:s/> <text:s/> <text:s/> <text:s/> <text:s/> width:<text:s/>175px;<text:s/></text:span><text:span text:style-name="T1_61"><text:line-break/></text:span><text:span text:style-name="T1_62"> <text:s/> <text:s/> <text:s/> <text:s/> <text:s/> display:<text:s/>block;<text:s/></text:span><text:span text:style-name="T1_63"><text:line-break/></text:span><text:span text:style-name="T1_64"> <text:s/> <text:s/> <text:s/> }<text:s/></text:span><text:span text:style-name="T1_65"><text:line-break/></text:span><text:span text:style-name="T1_66"><text:line-break/></text:span><text:span text:style-name="T1_67"> <text:s/> <text:s/> <text:s/> input<text:s/>{<text:s/></text:span><text:span text:style-name="T1_68"><text:line-break/></text:span><text:span text:style-name="T1_69"> <text:s/> <text:s/> <text:s/> <text:s/> <text:s/> width:<text:s/>100%;<text:s/></text:span><text:span text:style-name="T1_70"><text:line-break/></text:span><text:span text:style-name="T1_71"> <text:s/> <text:s/> <text:s/> <text:s/> <text:s/> padding:<text:s/>9px;<text:s/></text:span><text:span text:style-name="T1_72"><text:line-break/></text:span><text:span text:style-name="T1_73"> <text:s/> <text:s/> <text:s/> <text:s/> <text:s/> margin-bottom:<text:s/>7px;<text:s/></text:span><text:span text:style-name="T1_74"><text:line-break/></text:span><text:span text:style-name="T1_75"> <text:s/> <text:s/> <text:s/> <text:s/> <text:s/> background:<text:s/>#fafafa;<text:s/></text:span><text:span text:style-name="T1_76"><text:line-break/></text:span><text:span text:style-name="T1_77"> <text:s/> <text:s/> <text:s/> <text:s/> <text:s/> border:<text:s/>1px<text:s/>solid<text:s/>#dbdbdb;<text:s/></text:span><text:span text:style-name="T1_78"><text:line-break/></text:span><text:span text:style-name="T1_79"> <text:s/> <text:s/> <text:s/> <text:s/> <text:s/> border-radius:<text:s/>3px;<text:s/></text:span><text:span text:style-name="T1_80"><text:line-break/></text:span><text:span text:style-name="T1_81"> <text:s/> <text:s/> <text:s/> <text:s/> <text:s/> box-sizing:<text:s/>border-box;<text:s/></text:span><text:span text:style-name="T1_82"><text:line-break/></text:span><text:span text:style-name="T1_83"> <text:s/> <text:s/> <text:s/> <text:s/> <text:s/> font-size:<text:s/>12px;<text:s/></text:span><text:span text:style-name="T1_84"><text:line-break/></text:span><text:span text:style-name="T1_85"> <text:s/> <text:s/> <text:s/> }<text:s/></text:span><text:span text:style-name="T1_86"><text:line-break/></text:span><text:span text:style-name="T1_87"><text:line-break/></text:span><text:span text:style-name="T1_88"> <text:s/> <text:s/> <text:s/> button<text:s/>{<text:s/></text:span><text:span text:style-name="T1_89"><text:line-break/></text:span><text:span text:style-name="T1_90"> <text:s/> <text:s/> <text:s/> <text:s/> <text:s/> width:<text:s/>100%;<text:s/></text:span><text:span text:style-name="T1_91"><text:line-break/></text:span><text:span text:style-name="T1_92"> <text:s/> <text:s/> <text:s/> <text:s/> <text:s/> background-color:<text:s/>#0095f6;<text:s/></text:span><text:span text:style-name="T1_93"><text:line-break/></text:span><text:span text:style-name="T1_94"> <text:s/> <text:s/> <text:s/> <text:s/> <text:s/> color:<text:s/>white;<text:s/></text:span><text:span text:style-name="T1_95"><text:line-break/></text:span><text:span text:style-name="T1_96"> <text:s/> <text:s/> <text:s/> <text:s/> <text:s/> border:<text:s/>none;<text:s/></text:span><text:span text:style-name="T1_97"><text:line-break/></text:span><text:span text:style-name="T1_98"> <text:s/> <text:s/> <text:s/> <text:s/> <text:s/> border-radius:<text:s/>8px;<text:s/></text:span><text:span text:style-name="T1_99"><text:line-break/></text:span><text:span text:style-name="T1_100"> <text:s/> <text:s/> <text:s/> <text:s/> <text:s/> padding:<text:s/>7px;<text:s/></text:span><text:span text:style-name="T1_101"><text:line-break/></text:span><text:span text:style-name="T1_102"> <text:s/> <text:s/> <text:s/> <text:s/> <text:s/> font-weight:<text:s/>bold;<text:s/></text:span><text:span text:style-name="T1_103"><text:line-break/></text:span><text:span text:style-name="T1_104"> <text:s/> <text:s/> <text:s/> <text:s/> <text:s/> cursor:<text:s/>pointer;<text:s/></text:span><text:span text:style-name="T1_105"><text:line-break/></text:span><text:span text:style-name="T1_106"> <text:s/> <text:s/> <text:s/> <text:s/> <text:s/> margin-top:<text:s/>8px;<text:s/></text:span><text:span text:style-name="T1_107"><text:line-break/></text:span><text:span text:style-name="T1_108"> <text:s/> <text:s/> <text:s/> }<text:s/></text:span><text:span text:style-name="T1_109"><text:line-break/></text:span><text:span text:style-name="T1_110"><text:line-break/></text:span><text:span text:style-name="T1_111"> <text:s/> <text:s/> <text:s/> .separator<text:s/>{<text:s/></text:span><text:span text:style-name="T1_112"><text:line-break/></text:span><text:span text:style-name="T1_113"> <text:s/> <text:s/> <text:s/> <text:s/> <text:s/> display:<text:s/>flex;<text:s/></text:span><text:span text:style-name="T1_114"><text:line-break/></text:span><text:span text:style-name="T1_115"> <text:s/> <text:s/> <text:s/> <text:s/> <text:s/> align-items:<text:s/>center;<text:s/></text:span><text:span text:style-name="T1_116"><text:line-break/></text:span><text:span text:style-name="T1_117"> <text:s/> <text:s/> <text:s/> <text:s/> <text:s/> text-align:<text:s/>center;<text:s/></text:span><text:span text:style-name="T1_118"><text:line-break/></text:span><text:span text:style-name="T1_119"> <text:s/> <text:s/> <text:s/> <text:s/> <text:s/> color:<text:s/>#8e8e8e;<text:s/></text:span><text:span text:style-name="T1_120"><text:line-break/></text:span><text:span text:style-name="T1_121"> <text:s/> <text:s/> <text:s/> <text:s/> <text:s/> font-size:<text:s/>13px;<text:s/></text:span><text:span text:style-name="T1_122"><text:line-break/></text:span><text:span text:style-name="T1_123"> <text:s/> <text:s/> <text:s/> <text:s/> <text:s/> font-weight:<text:s/>bold;<text:s/></text:span><text:span text:style-name="T1_124"><text:line-break/></text:span><text:span text:style-name="T1_125"> <text:s/> <text:s/> <text:s/> <text:s/> <text:s/> margin:<text:s/>15px<text:s/>0;<text:s/></text:span><text:span text:style-name="T1_126"><text:line-break/></text:span><text:span text:style-name="T1_127"> <text:s/> <text:s/> <text:s/> }<text:s/></text:span><text:span text:style-name="T1_128"><text:line-break/></text:span><text:span text:style-name="T1_129"><text:line-break/></text:span><text:span text:style-name="T1_130"> <text:s/> <text:s/> <text:s/> .separator::before,<text:s/>.separator::after<text:s/>{<text:s/></text:span><text:span text:style-name="T1_131"><text:line-break/></text:span><text:span text:style-name="T1_132"> <text:s/> <text:s/> <text:s/> <text:s/> <text:s/> content:<text:s/>'';<text:s/></text:span><text:span text:style-name="T1_133"><text:line-break/></text:span><text:span text:style-name="T1_134"> <text:s/> <text:s/> <text:s/> <text:s/> <text:s/> flex:<text:s/>1;<text:s/></text:span><text:span text:style-name="T1_135"><text:line-break/></text:span><text:span text:style-name="T1_136"> <text:s/> <text:s/> <text:s/> <text:s/> <text:s/> border-bottom:<text:s/>1px<text:s/>solid<text:s/>#dbdbdb;<text:s/></text:span><text:span text:style-name="T1_137"><text:line-break/></text:span><text:span text:style-name="T1_138"> <text:s/> <text:s/> <text:s/> }<text:s/></text:span><text:span text:style-name="T1_139"><text:line-break/></text:span><text:span text:style-name="T1_140"><text:line-break/></text:span><text:span text:style-name="T1_141"> <text:s/> <text:s/> <text:s/> .separator:not(:empty)::before<text:s/>{<text:s/>margin-right:<text:s/>.25em;<text:s/>}<text:s/></text:span><text:span text:style-name="T1_142"><text:line-break/></text:span><text:span text:style-name="T1_143"> <text:s/> <text:s/> <text:s/> .separator:not(:empty)::after<text:s/>{<text:s/>margin-left:<text:s/>.25em;<text:s/>}<text:s/></text:span><text:span text:style-name="T1_144"><text:line-break/></text:span><text:span text:style-name="T1_145"><text:line-break/></text:span><text:span text:style-name="T1_146"> <text:s/> <text:s/> <text:s/> .fb-login<text:s/>{<text:s/></text:span><text:span text:style-name="T1_147"><text:line-break/></text:span><text:span text:style-name="T1_148"> <text:s/> <text:s/> <text:s/> <text:s/> <text:s/> color:<text:s/>#385185;<text:s/></text:span><text:span text:style-name="T1_149"><text:line-break/></text:span><text:span text:style-name="T1_150"> <text:s/> <text:s/> <text:s/> <text:s/> <text:s/> font-size:<text:s/>14px;<text:s/></text:span><text:span text:style-name="T1_151"><text:line-break/></text:span><text:span text:style-name="T1_152"> <text:s/> <text:s/> <text:s/> <text:s/> <text:s/> font-weight:<text:s/>bold;<text:s/></text:span><text:span text:style-name="T1_153"><text:line-break/></text:span><text:span text:style-name="T1_154"> <text:s/> <text:s/> <text:s/> <text:s/> <text:s/> text-decoration:<text:s/>none;<text:s/></text:span><text:span text:style-name="T1_155"><text:line-break/></text:span><text:span text:style-name="T1_156"> <text:s/> <text:s/> <text:s/> <text:s/> <text:s/> display:<text:s/>block;<text:s/></text:span><text:span text:style-name="T1_157"><text:line-break/></text:span><text:span text:style-name="T1_158"> <text:s/> <text:s/> <text:s/> <text:s/> <text:s/> margin:<text:s/>20px<text:s/>0;<text:s/></text:span><text:span text:style-name="T1_159"><text:line-break/></text:span><text:span text:style-name="T1_160"> <text:s/> <text:s/> <text:s/> }<text:s/></text:span><text:span text:style-name="T1_161"><text:line-break/></text:span><text:span text:style-name="T1_162"><text:line-break/></text:span><text:span text:style-name="T1_163"> <text:s/> <text:s/> <text:s/> .forgot-password<text:s/>{<text:s/></text:span><text:span text:style-name="T1_164"><text:line-break/></text:span><text:span text:style-name="T1_165"> <text:s/> <text:s/> <text:s/> <text:s/> <text:s/> font-size:<text:s/>12px;<text:s/></text:span><text:span text:style-name="T1_166"><text:line-break/></text:span><text:span text:style-name="T1_167"> <text:s/> <text:s/> <text:s/> <text:s/> <text:s/> color:<text:s/>#00376b;<text:s/></text:span><text:span text:style-name="T1_168"><text:line-break/></text:span><text:span text:style-name="T1_169"> <text:s/> <text:s/> <text:s/> <text:s/> <text:s/> text-decoration:<text:s/>none;<text:s/></text:span><text:span text:style-name="T1_170"><text:line-break/></text:span><text:span text:style-name="T1_171"> <text:s/> <text:s/> <text:s/> }<text:s/></text:span><text:span text:style-name="T1_172"><text:line-break/></text:span><text:span text:style-name="T1_173"><text:line-break/></text:span><text:span text:style-name="T1_174"> <text:s/> <text:s/> <text:s/> .signup-box<text:s/>{<text:s/></text:span><text:span text:style-name="T1_175"><text:line-break/></text:span><text:span text:style-name="T1_176"> <text:s/> <text:s/> <text:s/> <text:s/> <text:s/> font-size:<text:s/>14px;<text:s/></text:span><text:span text:style-name="T1_177"><text:line-break/></text:span><text:span text:style-name="T1_178"> <text:s/> <text:s/> <text:s/> }<text:s/></text:span><text:span text:style-name="T1_179"><text:line-break/></text:span><text:span text:style-name="T1_180"><text:line-break/></text:span><text:span text:style-name="T1_181"> <text:s/> <text:s/> <text:s/> .signup-box<text:s/>a<text:s/>{<text:s/></text:span><text:span text:style-name="T1_182"><text:line-break/></text:span><text:span text:style-name="T1_183"> <text:s/> <text:s/> <text:s/> <text:s/> <text:s/> color:<text:s/>#0095f6;<text:s/></text:span><text:span text:style-name="T1_184"><text:line-break/></text:span><text:span text:style-name="T1_185"> <text:s/> <text:s/> <text:s/> <text:s/> <text:s/> text-decoration:<text:s/>none;<text:s/></text:span><text:span text:style-name="T1_186"><text:line-break/></text:span><text:span text:style-name="T1_187"> <text:s/> <text:s/> <text:s/> <text:s/> <text:s/> font-weight:<text:s/>bold;<text:s/></text:span><text:span text:style-name="T1_188"><text:line-break/></text:span><text:span text:style-name="T1_189"> <text:s/> <text:s/> <text:s/> }<text:s/></text:span><text:span text:style-name="T1_190"><text:line-break/></text:span><text:span text:style-name="T1_191"> <text:s/> &lt;/style&gt;<text:s/></text:span><text:span text:style-name="T1_192"><text:line-break/></text:span><text:span text:style-name="T1_193">&lt;/head&gt;<text:s/></text:span><text:span text:style-name="T1_194"><text:line-break/></text:span><text:span text:style-name="T1_195">&lt;body&gt;<text:s/></text:span><text:span text:style-name="T1_196"><text:line-break/></text:span><text:span text:style-name="T1_197"><text:line-break/></text:span><text:span text:style-name="T1_198">&lt;div<text:s/>class="login-container"&gt;<text:s/></text:span><text:span text:style-name="T1_199"><text:line-break/></text:span><text:span text:style-name="T1_200"> <text:s/> &lt;div<text:s/>class="box"&gt;<text:s/></text:span><text:span text:style-name="T1_201"><text:line-break/></text:span><text:span text:style-name="T1_202"> <text:s/> <text:s/> <text:s/> &lt;img<text:s/>src="https://www.instagram.com/static/images/web/logged_out_wordmark.png/7a2511100653.png"<text:s/>alt="Instagram"<text:s/>class="logo"&gt;<text:s/></text:span><text:span text:style-name="T1_203"><text:line-break/></text:span><text:span text:style-name="T1_204"> <text:s/> <text:s/> <text:s/> <text:s/></text:span><text:span text:style-name="T1_205"><text:line-break/></text:span><text:span text:style-name="T1_206"> <text:s/> <text:s/> <text:s/> &lt;form&gt;<text:s/></text:span><text:span text:style-name="T1_207"><text:line-break/></text:span><text:span text:style-name="T1_208"> <text:s/> <text:s/> <text:s/> <text:s/> <text:s/> &lt;input<text:s/>type="text"<text:s/>placeholder="Telefone,<text:s/>nome<text:s/>de<text:s/>usuário<text:s/>ou<text:s/>email"&gt;<text:s/></text:span><text:span text:style-name="T1_209"><text:line-break/></text:span><text:span text:style-name="T1_210"> <text:s/> <text:s/> <text:s/> <text:s/> <text:s/> &lt;input<text:s/>type="password"<text:s/>placeholder="Senha"&gt;<text:s/></text:span><text:span text:style-name="T1_211"><text:line-break/></text:span><text:span text:style-name="T1_212"> <text:s/> <text:s/> <text:s/> <text:s/> <text:s/> &lt;button<text:s/>type="button"&gt;Entrar&lt;/button&gt;<text:s/></text:span><text:span text:style-name="T1_213"><text:line-break/></text:span><text:span text:style-name="T1_214"> <text:s/> <text:s/> <text:s/> &lt;/form&gt;<text:s/></text:span><text:span text:style-name="T1_215"><text:line-break/></text:span><text:span text:style-name="T1_216"><text:line-break/></text:span><text:span text:style-name="T1_217"> <text:s/> <text:s/> <text:s/> &lt;div<text:s/>class="separator"&gt;OU&lt;/div&gt;<text:s/></text:span><text:span text:style-name="T1_218"><text:line-break/></text:span><text:span text:style-name="T1_219"><text:line-break/></text:span><text:span text:style-name="T1_220"> <text:s/> <text:s/> <text:s/> &lt;a<text:s/>href="#"<text:s/>class="fb-login"&gt;Entrar<text:s/>com<text:s/>o<text:s/>Facebook&lt;/a&gt;<text:s/></text:span><text:span text:style-name="T1_221"><text:line-break/></text:span><text:span text:style-name="T1_222"> <text:s/> <text:s/> <text:s/> &lt;a<text:s/>href="#"<text:s/>class="forgot-password"&gt;Esqueceu<text:s/>a<text:s/>senha?&lt;/a&gt;<text:s/></text:span><text:span text:style-name="T1_223"><text:line-break/></text:span><text:span text:style-name="T1_224"> <text:s/> &lt;/div&gt;<text:s/></text:span><text:span text:style-name="T1_225"><text:line-break/></text:span><text:span text:style-name="T1_226"><text:line-break/></text:span><text:span text:style-name="T1_227"> <text:s/> &lt;div<text:s/>class="box<text:s/>signup-box"&gt;<text:s/></text:span><text:span text:style-name="T1_228"><text:line-break/></text:span><text:span text:style-name="T1_229"> <text:s/> <text:s/> <text:s/> Não<text:s/>tem<text:s/>uma<text:s/>conta?<text:s/>&lt;a<text:s/>href="#"&gt;Cadastre-se&lt;/a&gt;<text:s/></text:span><text:span text:style-name="T1_230"><text:line-break/></text:span><text:span text:style-name="T1_231"> <text:s/> &lt;/div&gt;<text:s/></text:span><text:span text:style-name="T1_232"><text:line-break/></text:span><text:span text:style-name="T1_233">&lt;/div&gt;<text:s/></text:span><text:span text:style-name="T1_234"><text:line-break/></text:span><text:span text:style-name="T1_235"><text:line-break/></text:span><text:span text:style-name="T1_236">&lt;/body&gt;<text:s/></text:span><text:span text:style-name="T1_237"><text:line-break/></text:span><text:span text:style-name="T1_238">&lt;/html&gt;<text:s/>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2">
  <office:font-face-decls>
    <style:font-face style:name="Times New Roman" svg:font-family="Times New Roman" style:font-pitch="variable" style:font-family-generic="roman"/>
    <style:font-face style:name="Helvetica" svg:font-family="Helvetic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 fo:language="en" fo:language-asian="en" fo:language-complex="ar" fo:country="US" fo:country-asian="US" fo:country-complex="SA"/>
    </style:default-style>
    <style:default-style style:family="table">
      <style:table-properties table:border-model="collapsing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use-optimal-row-height="true"/>
    </style:default-style>
    <style:style style:name="Normal" style:family="paragraph">
      <style:paragraph-properties fo:orphans="2" fo:widows="2"/>
      <style:text-properties style:font-name="Helvetica" fo:font-size="12pt" style:font-name-asian="Helvetica" style:font-size-asian="12pt" style:font-name-complex="Helvetica" style:font-size-complex="12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2">
  <office:meta>
    <meta:generator>Aspose.Words for .NET 21.1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